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in" fo:margin-right="0in" fo:line-height="200%" fo:text-align="center" style:justify-single-word="false" fo:text-indent="0.5in" style:auto-text-indent="true"/>
      <style:text-properties officeooo:rsid="00086dd2" officeooo:paragraph-rsid="00086dd2"/>
    </style:style>
    <style:style style:name="P2" style:family="paragraph" style:parent-style-name="Standard">
      <style:paragraph-properties fo:margin-left="0in" fo:margin-right="0in" fo:line-height="200%" fo:text-align="start" style:justify-single-word="false" fo:text-indent="0.5in" style:auto-text-indent="true"/>
      <style:text-properties officeooo:rsid="00095c24" officeooo:paragraph-rsid="00095c24"/>
    </style:style>
    <style:style style:name="P3" style:family="paragraph" style:parent-style-name="Standard">
      <style:paragraph-properties fo:margin-left="0in" fo:margin-right="0in" fo:line-height="200%" fo:text-align="center" style:justify-single-word="false" fo:text-indent="0.5in" style:auto-text-indent="true"/>
      <style:text-properties fo:font-style="italic" officeooo:rsid="0004d6a6" officeooo:paragraph-rsid="0004d6a6" style:font-style-asian="italic" style:font-style-complex="italic"/>
    </style:style>
    <style:style style:name="P4" style:family="paragraph" style:parent-style-name="Standard">
      <style:paragraph-properties fo:margin-left="0in" fo:margin-right="0in" fo:line-height="200%" fo:text-align="start" style:justify-single-word="false" fo:text-indent="0in" style:auto-text-indent="true"/>
      <style:text-properties officeooo:rsid="00095c24" officeooo:paragraph-rsid="00095c24"/>
    </style:style>
    <style:style style:name="P5" style:family="paragraph" style:parent-style-name="Standard">
      <style:paragraph-properties fo:margin-left="0in" fo:margin-right="0in" fo:line-height="200%" fo:text-align="start" style:justify-single-word="false" fo:text-indent="0in" style:auto-text-indent="true"/>
      <style:text-properties officeooo:rsid="000af1c3" officeooo:paragraph-rsid="000af1c3"/>
    </style:style>
    <style:style style:name="T1" style:family="text">
      <style:text-properties officeooo:rsid="000af1c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Division - </text:span>1 Timothy 4:6-10</text:p>
      <text:p text:style-name="P3">If you point these things out to the brothers, you will be a good servant of Christ Jesus, nourished by the words of the faith and the good teaching that you have followed. </text:p>
      <text:p text:style-name="P2">Hypocrites, Hateful people, Holier than though, Judgmental, and Intolerant are just some of the ways the world describes real Christians. We are told throughout the Word of God to stand on His Word and quote it, live by it and preserve it. We know that all scripture is God breathed, and that we are to use it whenever Satan or the world tries to attack us. This is the life of a Christian, but we still stand firm.</text:p>
      <text:p text:style-name="P4">In the gospel of Luke chapter <text:span text:style-name="T1">12, Jesus told us that His Word, the Word of God will divide families. It should come as not shock to anyone who accepts Christ that, that happens more often than not. We are still to persevere through Jesus Christ because ultimately He is the One who we are to be held accountable to, and the One we are to strive daily to be like. We are all called to witness for Christ and through that witnessing there will be those who attack us and try to do their Father the Devil’s will, <text:s/>but we are to run the race that Christ has given us.</text:span></text:p>
      <text:p text:style-name="P5">I am not going to stand up here and say it is easy to loose friends, I am not going to say it is easy when family yells and gets in our faces because of our faith, and I am not also going to say that sometimes I wish to take the easy non-threatening road. But God wont let me! He keeps me strong, He is the reason I am able to stand firm on His Word and know it is the truth, because it has set me free. It has caused the scales of sin to be lifted from my eyes so I can see the truth.</text:p>
      <text:p text:style-name="P5">This week stand firm on the promises of Christ, stand firm on His Word. He will always be there with us when we do this. He has called us out of the world to be a light to all the world. He has called each and every one of us to witness and each and everyone of us to call out sin when we see it. It may be easier to agree, it may be easier to give up, but remember we have a Comforter inside of us the Holy Sprit who guides us. Christ never leaves us and will never forsake His children! Thank You</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27T20:16:38.539907260</meta:creation-date>
    <dc:title>Default</dc:title>
    <meta:editing-duration>PT35S</meta:editing-duration>
    <meta:editing-cycles>2</meta:editing-cycles>
    <meta:generator>LibreOffice/7.0.4.2$Linux_X86_64 LibreOffice_project/00$Build-2</meta:generator>
    <dc:date>2022-08-27T20:59:44.333675349</dc:date>
    <meta:document-statistic meta:table-count="0" meta:image-count="0" meta:object-count="0" meta:page-count="1" meta:paragraph-count="6" meta:word-count="441" meta:character-count="2161" meta:non-whitespace-character-count="1724"/>
    <meta:template xlink:type="simple" xlink:actuate="onRequest" xlink:title="Default" xlink:href="../../../../../../home/pastorczo13/Templates/Default.ott" meta:date="2022-08-27T20:16:36.459709473"/>
  </office:meta>
</office:document-meta>
</file>